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svg:stroke-color="#0000ff" draw:fill="solid" draw:fill-color="#ffffff" draw:textarea-horizontal-align="justify" draw:textarea-vertical-align="middle" draw:auto-grow-height="false" fo:min-height="23.372cm" fo:min-width="12.776cm"/>
    </style:style>
    <style:style style:name="gr3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274cm" fo:min-width="11.438cm"/>
    </style:style>
    <style:style style:name="gr4" style:family="graphic" style:parent-style-name="standard">
      <style:graphic-properties svg:stroke-color="#99ff66" draw:fill="solid" draw:fill-color="#ffffff" draw:textarea-horizontal-align="justify" draw:textarea-vertical-align="middle" draw:auto-grow-height="false" fo:min-height="16.26cm" fo:min-width="11.438cm"/>
    </style:style>
    <style:style style:name="gr5" style:family="graphic" style:parent-style-name="standard">
      <style:graphic-properties draw:stroke="none" svg:stroke-color="#000000" draw:fill="none" draw:fill-color="#ffffff" fo:min-height="3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9" style:family="graphic" style:parent-style-name="standard">
      <style:graphic-properties svg:stroke-color="#ff9900" draw:fill-color="#ffffff" draw:textarea-horizontal-align="justify" draw:textarea-vertical-align="middle" draw:auto-grow-height="false" fo:min-height="1.274cm" fo:min-width="4.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/>
    </style:style>
    <style:style style:name="P5" style:family="paragraph">
      <loext:graphic-properties draw:fill="none" draw:fill-color="#ffffff"/>
      <style:text-properties fo:color="#6600ff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loext:graphic-properties draw:fill="none" draw:fill-color="#ffffff"/>
      <style:text-properties fo:color="#66ff00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ff9900"/>
    </style:style>
    <style:style style:name="T1" style:family="text">
      <style:text-properties fo:color="#6600ff"/>
    </style:style>
    <style:style style:name="T2" style:family="text">
      <style:text-properties fo:color="#ff0000"/>
    </style:style>
    <style:style style:name="T3" style:family="text">
      <style:text-properties fo:color="#66ff00"/>
    </style:style>
    <style:style style:name="T4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07cm" svg:height="1.905cm" svg:x="2.583cm" svg:y="15.859cm">
          <draw:text-box>
            <text:p/>
          </draw:text-box>
        </draw:frame>
        <draw:custom-shape draw:style-name="gr2" draw:text-style-name="P2" draw:layer="layout" svg:width="13.276cm" svg:height="23.622cm" svg:x="1.567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938cm" svg:height="1.524cm" svg:x="2.175cm" svg:y="3.613cm">
          <text:p text:style-name="P3">Subject Lin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38cm" svg:height="16.51cm" svg:x="2.202cm" svg:y="6.0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0.414cm" svg:height="3.556cm" svg:x="2.837cm" svg:y="6.842cm">
          <draw:text-box>
            <text:p>Today I did some stuff, but I didn't write any hash tags yet.</text:p>
          </draw:text-box>
        </draw:frame>
        <draw:frame draw:style-name="gr6" draw:text-style-name="P5" draw:layer="layout" svg:width="4.202cm" svg:height="0.962cm" svg:x="3.599cm" svg:y="1.889cm">
          <draw:text-box>
            <text:p><text:span text:style-name="T1">Post Window</text:span></text:p>
          </draw:text-box>
        </draw:frame>
        <draw:frame draw:style-name="gr7" draw:text-style-name="P6" draw:layer="layout" svg:width="5.006cm" svg:height="0.962cm" svg:x="15.41cm" svg:y="4.302cm">
          <draw:text-box>
            <text:p><text:span text:style-name="T2">Header Window</text:span></text:p>
          </draw:text-box>
        </draw:frame>
        <draw:frame draw:style-name="gr8" draw:text-style-name="P7" draw:layer="layout" svg:width="4.376cm" svg:height="0.962cm" svg:x="15.664cm" svg:y="12.176cm">
          <draw:text-box>
            <text:p><text:span text:style-name="T3">Body Window</text:span></text:p>
          </draw:text-box>
        </draw:frame>
        <draw:custom-shape draw:style-name="gr9" draw:text-style-name="P9" draw:layer="layout" svg:width="5.08cm" svg:height="1.524cm" svg:x="8.366cm" svg:y="24.114cm">
          <text:p text:style-name="P8">Submit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923cm" svg:height="0.962cm" svg:x="15.351cm" svg:y="24.749cm">
          <draw:text-box>
            <text:p><text:span text:style-name="T4">Submit P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20:30:34.098711297</meta:creation-date>
    <dc:date>2016-01-24T18:50:13.817368555</dc:date>
    <meta:editing-duration>PT8M7S</meta:editing-duration>
    <meta:editing-cycles>3</meta:editing-cycles>
    <meta:generator>LibreOffice/4.4.2.2$Linux_X86_64 LibreOffice_project/40m0$Build-2</meta:generator>
    <meta:document-statistic meta:object-count="10"/>
  </office:meta>
</office:document-meta>
</file>